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2">
      <style:graphic-properties draw:fill="none" draw:stroke="solid" svg:stroke-width="0.04167in" svg:stroke-color="#5b9bd5" draw:marker-end="a441" svg:stroke-opacity="100%" draw:stroke-linejoin="miter" svg:stroke-linecap="butt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4">
      <style:graphic-properties draw:fill="none" draw:stroke="solid" svg:stroke-width="0.04167in" svg:stroke-color="#4472c4" draw:marker-end="a443" svg:stroke-opacity="100%" draw:stroke-linejoin="miter" svg:stroke-linecap="butt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6">
      <style:graphic-properties draw:fill="none" draw:stroke="solid" svg:stroke-width="0.04167in" svg:stroke-color="#5b9bd5" draw:marker-end="a445" svg:stroke-opacity="100%" draw:stroke-linejoin="miter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draw:fill="none" draw:stroke="solid" svg:stroke-width="0.04167in" svg:stroke-color="#5b9bd5" draw:marker-end="a447" svg:stroke-opacity="100%" draw:stroke-linejoin="miter" svg:stroke-linecap="butt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>
      <style:graphic-properties draw:fill="none" draw:stroke="solid" svg:stroke-width="0.04167in" svg:stroke-color="#5b9bd5" draw:marker-end="a449" svg:stroke-opacity="100%" draw:stroke-linejoin="miter" svg:stroke-linecap="butt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3">
      <style:graphic-properties draw:fill="none" draw:stroke="solid" svg:stroke-width="0.04167in" svg:stroke-color="#5b9bd5" draw:marker-start="a451" draw:marker-end="a452" svg:stroke-opacity="100%" draw:stroke-linejoin="miter" svg:stroke-linecap="but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draw:fill="none" draw:stroke="solid" svg:stroke-width="0.04167in" svg:stroke-color="#5b9bd5" draw:marker-start="a454" draw:marker-end="a455" svg:stroke-opacity="100%" draw:stroke-linejoin="miter" svg:stroke-linecap="but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9">
      <style:graphic-properties draw:fill="none" draw:stroke="solid" svg:stroke-width="0.04167in" svg:stroke-color="#5b9bd5" draw:marker-start="a457" draw:marker-end="a458" svg:stroke-opacity="100%" draw:stroke-linejoin="miter" svg:stroke-linecap="butt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4167in" svg:stroke-color="#5b9bd5" draw:marker-start="a460" draw:marker-end="a461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5">
      <style:graphic-properties draw:fill="none" draw:stroke="solid" svg:stroke-width="0.04167in" svg:stroke-color="#5b9bd5" draw:marker-start="a463" draw:marker-end="a464" svg:stroke-opacity="100%" draw:stroke-linejoin="miter" svg:stroke-linecap="butt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draw:fill="none" draw:stroke="solid" svg:stroke-width="0.04167in" svg:stroke-color="#5b9bd5" draw:marker-start="a466" draw:marker-end="a467" svg:stroke-opacity="100%" draw:stroke-linejoin="miter" svg:stroke-linecap="butt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draw:fill="none" draw:stroke="solid" svg:stroke-width="0.04167in" svg:stroke-color="#5b9bd5" draw:marker-end="a469" svg:stroke-opacity="100%" draw:stroke-linejoin="miter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generic="swiss" style:font-family-generic-asian="roman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4167in" svg:stroke-color="#5b9bd5" draw:marker-start="a472" draw:marker-end="a473" svg:stroke-opacity="100%" draw:stroke-linejoin="miter" svg:stroke-linecap="butt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draw:fill="none" draw:stroke="solid" svg:stroke-width="0.04167in" svg:stroke-color="#5b9bd5" draw:marker-start="a499" draw:marker-end="a500" svg:stroke-opacity="100%" draw:stroke-linejoin="miter" svg:stroke-linecap="butt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e7e6e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6" draw:style-name="a356" draw:master-page-name="Master1-Layout1-title-Title-Slide" presentation:presentation-page-layout-name="Master1-PPL1" draw:id="Slide-261">
        <draw:frame draw:id="id63" draw:style-name="a363" draw:name="TextBox 4" svg:x="2.51106in" svg:y="0.32679in" svg:width="0.82677in" svg:height="0.98425in">
          <draw:text-box>
            <text:p text:style-name="a358" text:class-names="" text:cond-style-name=""><text:span text:style-name="a357" text:class-names=""/></text:p>
            <text:p text:style-name="a360" text:class-names="" text:cond-style-name=""><text:span text:style-name="a359" text:class-names="">Login</text:span></text:p>
            <text:p text:style-name="a362" text:class-names="" text:cond-style-name=""><text:span text:style-name="a361" text:class-names=""/></text:p>
          </draw:text-box>
          <svg:title/>
          <svg:desc/>
        </draw:frame>
        <draw:frame draw:id="id64" draw:style-name="a370" draw:name="TextBox 5" svg:x="0.40333in" svg:y="0.32679in" svg:width="0.82677in" svg:height="0.98425in">
          <draw:text-box>
            <text:p text:style-name="a365" text:class-names="" text:cond-style-name=""><text:span text:style-name="a364" text:class-names=""/></text:p>
            <text:p text:style-name="a367" text:class-names="" text:cond-style-name=""><text:span text:style-name="a366" text:class-names="">Signup</text:span></text:p>
            <text:p text:style-name="a369" text:class-names="" text:cond-style-name=""><text:span text:style-name="a368" text:class-names=""/></text:p>
          </draw:text-box>
          <svg:title/>
          <svg:desc/>
        </draw:frame>
        <draw:frame draw:id="id65" draw:style-name="a377" draw:name="TextBox 6" svg:x="2.51106in" svg:y="1.74934in" svg:width="0.82677in" svg:height="0.98425in">
          <draw:text-box>
            <text:p text:style-name="a372" text:class-names="" text:cond-style-name=""><text:span text:style-name="a371" text:class-names=""/></text:p>
            <text:p text:style-name="a374" text:class-names="" text:cond-style-name=""><text:span text:style-name="a373" text:class-names="">Home</text:span></text:p>
            <text:p text:style-name="a376" text:class-names="" text:cond-style-name=""><text:span text:style-name="a375" text:class-names=""/></text:p>
          </draw:text-box>
          <svg:title/>
          <svg:desc/>
        </draw:frame>
        <draw:frame draw:id="id66" draw:style-name="a384" draw:name="TextBox 7" svg:x="5.38723in" svg:y="1.31104in" svg:width="0.82677in" svg:height="0.98425in">
          <draw:text-box>
            <text:p text:style-name="a379" text:class-names="" text:cond-style-name=""><text:span text:style-name="a378" text:class-names=""/></text:p>
            <text:p text:style-name="a381" text:class-names="" text:cond-style-name=""><text:span text:style-name="a380" text:class-names="">Search results</text:span></text:p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7" draw:style-name="a391" draw:name="TextBox 8" svg:x="4.27484in" svg:y="3.17597in" svg:width="0.82677in" svg:height="0.98425in">
          <draw:text-box>
            <text:p text:style-name="a386" text:class-names="" text:cond-style-name=""><text:span text:style-name="a385" text:class-names=""/></text:p>
            <text:p text:style-name="a388" text:class-names="" text:cond-style-name=""><text:span text:style-name="a387" text:class-names="">Meal ordering</text:span></text:p>
            <text:p text:style-name="a390" text:class-names="" text:cond-style-name=""><text:span text:style-name="a389" text:class-names=""/></text:p>
          </draw:text-box>
          <svg:title/>
          <svg:desc/>
        </draw:frame>
        <draw:custom-shape svg:x="5.73694in" svg:y="3.64428in" svg:width="0.82677in" svg:height="0.98425in" draw:id="id68" draw:style-name="a396" draw:name="Rectangle 9">
          <svg:title/>
          <svg:desc/>
          <text:p text:style-name="a393" text:class-names="" text:cond-style-name=""><text:span text:style-name="a392" text:class-names="">Payment processing</text:span></text:p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907in" svg:y="4.87606in" svg:width="0.82677in" svg:height="0.98425in" draw:id="id69" draw:style-name="a404" draw:name="Rectangle 10">
          <svg:title/>
          <svg:desc/>
          <text:p text:style-name="a398" text:class-names="" text:cond-style-name=""><text:span text:style-name="a397" text:class-names=""/></text:p>
          <text:p text:style-name="a400" text:class-names="" text:cond-style-name=""><text:span text:style-name="a399" text:class-names="">Meal order</text:span></text:p>
          <text:p text:style-name="a403" text:class-names="" text:cond-style-name=""><text:span text:style-name="a401" text:class-names=""><text:s text:c="1"/>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0441in" svg:y="4.87606in" svg:width="0.82677in" svg:height="0.98425in" draw:id="id70" draw:style-name="a412" draw:name="Rectangle 11">
          <svg:title/>
          <svg:desc/>
          <text:p text:style-name="a406" text:class-names="" text:cond-style-name=""><text:span text:style-name="a405" text:class-names=""/></text:p>
          <text:p text:style-name="a408" text:class-names="" text:cond-style-name=""><text:span text:style-name="a407" text:class-names="">Meetup &amp; Chat</text:span></text:p>
          <text:p text:style-name="a411" text:class-names="" text:cond-style-name=""><text:span text:style-name="a409" text:class-names=""><text:s text:c="1"/>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466in" svg:y="4.72381in" svg:width="0.82677in" svg:height="0.98425in" draw:id="id71" draw:style-name="a419" draw:name="Rectangle 12">
          <svg:title/>
          <svg:desc/>
          <text:p text:style-name="a414" text:class-names="" text:cond-style-name=""><text:span text:style-name="a413" text:class-names=""/></text:p>
          <text:p text:style-name="a416" text:class-names="" text:cond-style-name=""><text:span text:style-name="a415" text:class-names="">Meal registration</text:span></text:p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0333in" svg:y="2.14305in" svg:width="0.82677in" svg:height="0.98425in" draw:id="id72" draw:style-name="a426" draw:name="Rectangle 13">
          <svg:title/>
          <svg:desc/>
          <text:p text:style-name="a421" text:class-names="" text:cond-style-name=""><text:span text:style-name="a420" text:class-names=""/></text:p>
          <text:p text:style-name="a423" text:class-names="" text:cond-style-name=""><text:span text:style-name="a422" text:class-names="">Settings</text:span></text:p>
          <text:p text:style-name="a425" text:class-names="" text:cond-style-name=""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98923in" svg:y="1.31104in" svg:width="0.82677in" svg:height="0.98425in" draw:id="id73" draw:style-name="a433" draw:name="Rectangle 15">
          <svg:title/>
          <svg:desc/>
          <text:p text:style-name="a428" text:class-names="" text:cond-style-name=""><text:span text:style-name="a427" text:class-names=""/></text:p>
          <text:p text:style-name="a430" text:class-names="" text:cond-style-name=""><text:span text:style-name="a429" text:class-names="">Map</text:span></text:p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9628in" svg:y="3.31384in" svg:width="0.82677in" svg:height="0.98425in" draw:id="id74" draw:style-name="a440" draw:name="Rectangle 16">
          <svg:title/>
          <svg:desc/>
          <text:p text:style-name="a435" text:class-names="" text:cond-style-name=""><text:span text:style-name="a434" text:class-names=""/></text:p>
          <text:p text:style-name="a437" text:class-names="" text:cond-style-name=""><text:span text:style-name="a436" text:class-names="">Chefs meals</text:span></text:p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1106in" svg:y1="0.81891in" draw:start-shape="id63" draw:start-glue-point="3" svg:x2="1.2301in" svg:y2="0.81891in" draw:end-shape="id64" draw:end-glue-point="1" draw:id="id75" draw:style-name="a442" draw:name="Straight Arrow Connector 2">
          <svg:title/>
          <svg:desc/>
        </draw:connector>
        <draw:connector draw:type="line" svg:x1="2.92444in" svg:y1="1.31104in" draw:start-shape="id63" draw:start-glue-point="2" svg:x2="2.92444in" svg:y2="1.74934in" draw:end-shape="id65" draw:end-glue-point="0" draw:id="id76" draw:style-name="a444" draw:name="Straight Arrow Connector 14">
          <svg:title/>
          <svg:desc/>
        </draw:connector>
        <draw:connector draw:type="line" svg:x1="5.10161in" svg:y1="3.66809in" draw:start-shape="id67" draw:start-glue-point="1" svg:x2="5.73694in" svg:y2="4.1364in" draw:end-shape="id68" draw:end-glue-point="3" draw:id="id77" draw:style-name="a446" draw:name="Straight Arrow Connector 35">
          <svg:title/>
          <svg:desc/>
        </draw:connector>
        <draw:connector draw:type="line" svg:x1="4.68822in" svg:y1="4.16022in" draw:start-shape="id67" draw:start-glue-point="2" svg:x2="4.41779in" svg:y2="4.87606in" draw:end-shape="id70" draw:end-glue-point="0" draw:id="id78" draw:style-name="a448" draw:name="Straight Arrow Connector 37">
          <svg:title/>
          <svg:desc/>
        </draw:connector>
        <draw:connector draw:type="line" svg:x1="6.15032in" svg:y1="4.62853in" draw:start-shape="id68" draw:start-glue-point="2" svg:x2="6.15245in" svg:y2="4.87606in" draw:end-shape="id69" draw:end-glue-point="0" draw:id="id79" draw:style-name="a450" draw:name="Straight Arrow Connector 39">
          <svg:title/>
          <svg:desc/>
        </draw:connector>
        <draw:connector draw:type="line" svg:x1="1.2301in" svg:y1="2.63517in" draw:start-shape="id72" draw:start-glue-point="1" svg:x2="2.51106in" svg:y2="2.24146in" draw:end-shape="id65" draw:end-glue-point="3" draw:id="id80" draw:style-name="a453" draw:name="Straight Arrow Connector 43">
          <svg:title/>
          <svg:desc/>
        </draw:connector>
        <draw:connector draw:type="line" svg:x1="2.60966in" svg:y1="3.31384in" draw:start-shape="id74" draw:start-glue-point="0" svg:x2="2.92444in" svg:y2="2.73359in" draw:end-shape="id65" draw:end-glue-point="2" draw:id="id81" draw:style-name="a456" draw:name="Straight Arrow Connector 45">
          <svg:title/>
          <svg:desc/>
        </draw:connector>
        <draw:connector draw:type="line" svg:x1="2.60804in" svg:y1="4.72381in" draw:start-shape="id71" draw:start-glue-point="0" svg:x2="2.60966in" svg:y2="4.29809in" draw:end-shape="id74" draw:end-glue-point="2" draw:id="id82" draw:style-name="a459" draw:name="Straight Arrow Connector 46">
          <svg:title/>
          <svg:desc/>
        </draw:connector>
        <draw:connector draw:type="line" svg:x1="4.68822in" svg:y1="3.17597in" draw:start-shape="id67" draw:start-glue-point="0" svg:x2="4.40261in" svg:y2="2.29529in" draw:end-shape="id73" draw:end-glue-point="2" draw:id="id83" draw:style-name="a462" draw:name="Straight Arrow Connector 53">
          <svg:title/>
          <svg:desc/>
        </draw:connector>
        <draw:connector draw:type="line" svg:x1="4.68822in" svg:y1="3.17597in" draw:start-shape="id67" draw:start-glue-point="0" svg:x2="5.80061in" svg:y2="2.29529in" draw:end-shape="id66" draw:end-glue-point="2" draw:id="id84" draw:style-name="a465" draw:name="Straight Arrow Connector 56">
          <svg:title/>
          <svg:desc/>
        </draw:connector>
        <draw:connector draw:type="line" svg:x1="3.98923in" svg:y1="1.80316in" draw:start-shape="id73" draw:start-glue-point="3" svg:x2="3.33783in" svg:y2="2.24146in" draw:end-shape="id65" draw:end-glue-point="1" draw:id="id85" draw:style-name="a468" draw:name="Straight Arrow Connector 61">
          <svg:title/>
          <svg:desc/>
        </draw:connector>
        <draw:connector draw:type="line" svg:x1="1.2301in" svg:y1="0.81891in" draw:start-shape="id64" draw:start-glue-point="1" svg:x2="2.92444in" svg:y2="1.74934in" draw:end-shape="id65" draw:end-glue-point="0" draw:id="id86" draw:style-name="a470" draw:name="Straight Arrow Connector 64">
          <svg:title/>
          <svg:desc/>
        </draw:connector>
      </draw:page>
      <draw:page draw:name="Slide7" draw:style-name="a471" draw:master-page-name="Master1-Layout2-obj-Title-and-Content" presentation:presentation-page-layout-name="Master1-PPL2" draw:id="Slide-262">
        <draw:connector draw:type="line" svg:x1="7.04558in" svg:y1="3.47708in" draw:start-shape="id87" draw:start-glue-point="1" svg:x2="8.31667in" svg:y2="3.47708in" draw:id="id88" draw:style-name="a474" draw:name="Straight Arrow Connector 50">
          <svg:title/>
          <svg:desc/>
        </draw:connector>
        <draw:frame draw:id="id89" draw:style-name="a482" draw:name="TextBox 7" svg:x="2.84615in" svg:y="2.92313in" svg:width="2.18067in" svg:height="1.10884in">
          <draw:text-box>
            <text:p text:style-name="a476" text:class-names="" text:cond-style-name=""><text:span text:style-name="a475" text:class-names=""/></text:p>
            <text:p text:style-name="a479" text:class-names="" text:cond-style-name=""><text:span text:style-name="a477" text:class-names="">Database</text:span><text:span text:style-name="a478" text:class-names=""/></text:p>
            <text:p text:style-name="a481" text:class-names="" text:cond-style-name=""><text:span text:style-name="a480" text:class-names=""/></text:p>
          </draw:text-box>
          <svg:title/>
          <svg:desc/>
        </draw:frame>
        <draw:custom-shape svg:x="8.31667in" svg:y="2.98496in" svg:width="2.18067in" svg:height="0.98425in" draw:id="id90" draw:style-name="a490" draw:name="Rectangle 15">
          <svg:title/>
          <svg:desc/>
          <text:p text:style-name="a484" text:class-names="" text:cond-style-name=""><text:span text:style-name="a483" text:class-names=""/></text:p>
          <text:p text:style-name="a487" text:class-names="" text:cond-style-name=""><text:span text:style-name="a485" text:class-names="">Mobile app</text:span><text:span text:style-name="a486" text:class-names=""/></text:p>
          <text:p text:style-name="a489" text:class-names="" text:cond-style-name=""><text:span text:style-name="a4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333in" svg:y="3.20416in" svg:width="1.31224in" svg:height="0.54584in" draw:id="id87" draw:style-name="a498" draw:name="Rectangle 15">
          <svg:title/>
          <svg:desc/>
          <text:p text:style-name="a492" text:class-names="" text:cond-style-name=""><text:span text:style-name="a491" text:class-names=""/></text:p>
          <text:p text:style-name="a495" text:class-names="" text:cond-style-name=""><text:span text:style-name="a493" text:class-names="">PHP API</text:span><text:span text:style-name="a494" text:class-names=""/></text:p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02682in" svg:y1="3.47755in" svg:x2="5.73333in" svg:y2="3.47708in" draw:end-shape="id87" draw:end-glue-point="3" draw:id="id91" draw:style-name="a501" draw:name="Straight Arrow Connector 50">
          <svg:title/>
          <svg:desc/>
        </draw:connector>
        <draw:frame draw:id="id92" draw:style-name="a528" draw:name="TextBox 8" svg:x="2.69165in" svg:y="2.64144in" svg:width="4.67033in" svg:height="1.45023in">
          <draw:text-box>
            <text:p text:style-name="a503" text:class-names="" text:cond-style-name=""><text:span text:style-name="a502" text:class-names=""/></text:p>
            <text:p text:style-name="a505" text:class-names="" text:cond-style-name=""><text:span text:style-name="a504" text:class-names=""/></text:p>
            <text:p text:style-name="a507" text:class-names="" text:cond-style-name=""><text:span text:style-name="a506" text:class-names="">Server</text:span></text:p>
            <text:p text:style-name="a509" text:class-names="" text:cond-style-name=""><text:span text:style-name="a508" text:class-names=""/></text:p>
            <text:p text:style-name="a511" text:class-names="" text:cond-style-name=""><text:span text:style-name="a510" text:class-names=""/></text:p>
            <text:p text:style-name="a513" text:class-names="" text:cond-style-name=""><text:span text:style-name="a512" text:class-names=""/></text:p>
            <text:p text:style-name="a515" text:class-names="" text:cond-style-name=""><text:span text:style-name="a514" text:class-names=""/></text:p>
            <text:p text:style-name="a517" text:class-names="" text:cond-style-name=""><text:span text:style-name="a516" text:class-names=""/></text:p>
            <text:p text:style-name="a519" text:class-names="" text:cond-style-name=""><text:span text:style-name="a518" text:class-names=""/></text:p>
            <text:p text:style-name="a521" text:class-names="" text:cond-style-name=""><text:span text:style-name="a520" text:class-names=""/></text:p>
            <text:p text:style-name="a523" text:class-names="" text:cond-style-name=""><text:span text:style-name="a522" text:class-names=""/></text:p>
            <text:p text:style-name="a525" text:class-names="" text:cond-style-name=""><text:span text:style-name="a524" text:class-names=""/></text:p>
            <text:p text:style-name="a527" text:class-names="" text:cond-style-name=""><text:span text:style-name="a52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4" svg:viewBox="0 0 20 30" svg:d="m10 0-10 30h20z"/>
    <draw:marker draw:name="a455" svg:viewBox="0 0 20 30" svg:d="m10 0-10 30h20z"/>
    <draw:marker draw:name="a457" svg:viewBox="0 0 20 30" svg:d="m10 0-10 30h20z"/>
    <draw:marker draw:name="a458" svg:viewBox="0 0 20 30" svg:d="m10 0-10 30h20z"/>
    <draw:marker draw:name="a441" svg:viewBox="0 0 20 30" svg:d="m10 0-10 30h20z"/>
    <draw:marker draw:name="a499" svg:viewBox="0 0 20 30" svg:d="m10 0-10 30h20z"/>
    <draw:marker draw:name="a443" svg:viewBox="0 0 20 30" svg:d="m10 0-10 30h20z"/>
    <draw:marker draw:name="a445" svg:viewBox="0 0 20 30" svg:d="m10 0-10 30h20z"/>
    <draw:marker draw:name="a447" svg:viewBox="0 0 20 30" svg:d="m10 0-10 30h20z"/>
    <draw:marker draw:name="a449" svg:viewBox="0 0 20 30" svg:d="m10 0-10 30h20z"/>
    <draw:marker draw:name="a500" svg:viewBox="0 0 20 30" svg:d="m10 0-10 30h20z"/>
    <draw:marker draw:name="a472" svg:viewBox="0 0 20 30" svg:d="m10 0-10 30h20z"/>
    <draw:marker draw:name="a473" svg:viewBox="0 0 20 30" svg:d="m10 0-10 30h20z"/>
    <draw:marker draw:name="a460" svg:viewBox="0 0 20 30" svg:d="m10 0-10 30h20z"/>
    <draw:marker draw:name="a461" svg:viewBox="0 0 20 30" svg:d="m10 0-10 30h20z"/>
    <draw:marker draw:name="a463" svg:viewBox="0 0 20 30" svg:d="m10 0-10 30h20z"/>
    <draw:marker draw:name="a464" svg:viewBox="0 0 20 30" svg:d="m10 0-10 30h20z"/>
    <draw:marker draw:name="a466" svg:viewBox="0 0 20 30" svg:d="m10 0-10 30h20z"/>
    <draw:marker draw:name="a467" svg:viewBox="0 0 20 30" svg:d="m10 0-10 30h20z"/>
    <draw:marker draw:name="a469" svg:viewBox="0 0 20 30" svg:d="m10 0-10 30h20z"/>
    <draw:marker draw:name="a451" svg:viewBox="0 0 20 30" svg:d="m10 0-10 30h20z"/>
    <draw:marker draw:name="a45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4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4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4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4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4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4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4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4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4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4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4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4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lliot Harding 2016 (N0688119)</meta:initial-creator>
    <dc:creator>elliot</dc:creator>
    <meta:creation-date>2019-10-11T21:56:48Z</meta:creation-date>
    <dc:date>2020-04-01T16:09:38Z</dc:date>
    <meta:editing-cycles>1</meta:editing-cycles>
    <meta:editing-duration>PT2797S</meta:editing-duration>
    <meta:document-statistic meta:paragraph-count="42" meta:word-count="28"/>
  </office:meta>
</office:document-meta>
</file>